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Number.configureFormatter( NumberFormat formatter , Boolean isGroupingUsed , Number maxIntegerDigits , Number minIntegerDigits , Number maxFractionDigits , Number minFractionDig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Number.setCurrency( NumberFormat formatter , String currencyCode , String currencySymb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ormatNumber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Number.FormatNumber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matNumber.format( ObjectModel objectMode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ormatNumber.createFormatter( Locale loc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